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<text:span text:style-name="Strong_20_Emphasis">Slide 1: Title Slide</text:span><text:line-break/>Title: Visualization Techniques with R<text:line-break/>Subtitle: Exploring Data and Regression Analysis (Without ggplot2)<text:line-break/>Facilitator: [Your Name]<text:line-break/>Date: [Workshop Date]</text:p>
      <text:p text:style-name="Horizontal_20_Line"/>
      <text:p text:style-name="Text_20_body"><text:span text:style-name="Strong_20_Emphasis">Slide 2: Objectives</text:span></text:p>
      <text:list text:style-name="L1">
        <text:list-item>
          <text:p text:style-name="P2">Learn data visualization using base R (no ggplot2).</text:p>
        </text:list-item>
        <text:list-item>
          <text:p text:style-name="P2">Perform linear regression in R.</text:p>
        </text:list-item>
        <text:list-item>
          <text:p text:style-name="P2">Interpret regression results using visual outputs.</text:p>
        </text:list-item>
      </text:list>
      <text:p text:style-name="Horizontal_20_Line"/>
      <text:p text:style-name="Text_20_body"><text:span text:style-name="Strong_20_Emphasis">Slide 3: Introduction to Base R Visualization</text:span><text:line-break/>Base R plotting functions:</text:p>
      <text:list text:style-name="L2">
        <text:list-item>
          <text:p text:style-name="P3">plot()</text:p>
        </text:list-item>
        <text:list-item>
          <text:p text:style-name="P3">hist()</text:p>
        </text:list-item>
        <text:list-item>
          <text:p text:style-name="P3">boxplot()</text:p>
        </text:list-item>
        <text:list-item>
          <text:p text:style-name="P3">barplot()</text:p>
        </text:list-item>
      </text:list>
      <text:p text:style-name="Text_20_body">Example:</text:p>
      <text:p text:style-name="P1"><text:span text:style-name="Source_20_Text">hist(df$Score, main="Distribution of Scores", xlab="Score", col="skyblue")</text:span></text:p>
      <text:p text:style-name="Horizontal_20_Line"/>
      <text:p text:style-name="Text_20_body"><text:span text:style-name="Strong_20_Emphasis">Slide 4: Histogram Example</text:span><text:line-break/>Visualizing the distribution of students' scores:</text:p>
      <text:p text:style-name="Preformatted_20_Text"><text:span text:style-name="Source_20_Text">hist(df$Score,</text:span></text:p>
      <text:p text:style-name="Preformatted_20_Text"><text:span text:style-name="Source_20_Text"><text:s text:c="5"/>breaks=20,</text:span></text:p>
      <text:p text:style-name="Preformatted_20_Text"><text:span text:style-name="Source_20_Text"><text:s text:c="5"/>col="lightgreen",</text:span></text:p>
      <text:p text:style-name="Preformatted_20_Text"><text:span text:style-name="Source_20_Text"><text:s text:c="5"/>main="Histogram of Student Scores",</text:span></text:p>
      <text:p text:style-name="P1"><text:span text:style-name="Source_20_Text"><text:s text:c="5"/>xlab="Scores")</text:span></text:p>
      <text:p text:style-name="Horizontal_20_Line"/>
      <text:p text:style-name="Text_20_body"><text:span text:style-name="Strong_20_Emphasis">Slide 5: Boxplot Example</text:span><text:line-break/>Comparing scores by gender:</text:p>
      <text:p text:style-name="Preformatted_20_Text"><text:span text:style-name="Source_20_Text">boxplot(Score ~ Gender, data=df,</text:span></text:p>
      <text:p text:style-name="Preformatted_20_Text"><text:span text:style-name="Source_20_Text"><text:s text:c="8"/>col=c("orange", "cyan"),</text:span></text:p>
      <text:p text:style-name="Preformatted_20_Text"><text:span text:style-name="Source_20_Text"><text:s text:c="8"/>main="Scores by Gender",</text:span></text:p>
      <text:p text:style-name="P1"><text:span text:style-name="Source_20_Text"><text:s text:c="8"/>ylab="Score")</text:span></text:p>
      <text:p text:style-name="Horizontal_20_Line"/>
      <text:p text:style-name="Text_20_body"><text:span text:style-name="Strong_20_Emphasis">Slide 6: Scatter Plot Example</text:span><text:line-break/>Exploring relationship between Age and Score:</text:p>
      <text:p text:style-name="Preformatted_20_Text"><text:soft-page-break/><text:span text:style-name="Source_20_Text">plot(df$Age, df$Score,</text:span></text:p>
      <text:p text:style-name="Preformatted_20_Text"><text:span text:style-name="Source_20_Text"><text:s text:c="5"/>main="Age vs Score",</text:span></text:p>
      <text:p text:style-name="Preformatted_20_Text"><text:span text:style-name="Source_20_Text"><text:s text:c="5"/>xlab="Age",</text:span></text:p>
      <text:p text:style-name="Preformatted_20_Text"><text:span text:style-name="Source_20_Text"><text:s text:c="5"/>ylab="Score",</text:span></text:p>
      <text:p text:style-name="Preformatted_20_Text"><text:span text:style-name="Source_20_Text"><text:s text:c="5"/>pch=19,</text:span></text:p>
      <text:p text:style-name="P1"><text:span text:style-name="Source_20_Text"><text:s text:c="5"/>col="blue")</text:span></text:p>
      <text:p text:style-name="Horizontal_20_Line"/>
      <text:p text:style-name="Text_20_body"><text:span text:style-name="Strong_20_Emphasis">Slide 7: Introduction to Regression</text:span></text:p>
      <text:list text:style-name="L3">
        <text:list-item>
          <text:p text:style-name="P4">Linear regression helps model relationships.</text:p>
        </text:list-item>
        <text:list-item>
          <text:p text:style-name="P4">Syntax in R: <text:span text:style-name="Source_20_Text">lm(dependent ~ independent, data=...)</text:span></text:p>
        </text:list-item>
      </text:list>
      <text:p text:style-name="Text_20_body">Example:</text:p>
      <text:p text:style-name="Preformatted_20_Text"><text:span text:style-name="Source_20_Text">model1 &lt;- lm(Score ~ Age, data=df)</text:span></text:p>
      <text:p text:style-name="P1"><text:span text:style-name="Source_20_Text">summary(model1)</text:span></text:p>
      <text:p text:style-name="Horizontal_20_Line"/>
      <text:p text:style-name="Text_20_body"><text:span text:style-name="Strong_20_Emphasis">Slide 8: Visualizing Regression Line</text:span><text:line-break/>Add regression line to scatter plot:</text:p>
      <text:p text:style-name="Preformatted_20_Text"><text:span text:style-name="Source_20_Text">plot(df$Age, df$Score,</text:span></text:p>
      <text:p text:style-name="Preformatted_20_Text"><text:span text:style-name="Source_20_Text"><text:s text:c="5"/>main="Age vs Score with Regression Line",</text:span></text:p>
      <text:p text:style-name="Preformatted_20_Text"><text:span text:style-name="Source_20_Text"><text:s text:c="5"/>xlab="Age", ylab="Score", pch=19)</text:span></text:p>
      <text:p text:style-name="Preformatted_20_Text"/>
      <text:p text:style-name="P1"><text:span text:style-name="Source_20_Text">abline(model1, col="red", lwd=2)</text:span></text:p>
      <text:p text:style-name="Horizontal_20_Line"/>
      <text:p text:style-name="Text_20_body"><text:span text:style-name="Strong_20_Emphasis">Slide 9: Multiple Regression</text:span><text:line-break/>Use multiple predictors:</text:p>
      <text:p text:style-name="Preformatted_20_Text"><text:span text:style-name="Source_20_Text">model2 &lt;- lm(Score ~ Age + Gender + Programme, data=df)</text:span></text:p>
      <text:p text:style-name="P1"><text:span text:style-name="Source_20_Text">summary(model2)</text:span></text:p>
      <text:p text:style-name="Text_20_body">Note: Convert categorical variables using <text:span text:style-name="Source_20_Text">factor()</text:span> if not already.</text:p>
      <text:p text:style-name="Horizontal_20_Line"/>
      <text:p text:style-name="Text_20_body"><text:span text:style-name="Strong_20_Emphasis">Slide 10: Model Diagnostics</text:span><text:line-break/>Base R plots for regression model:</text:p>
      <text:p text:style-name="Preformatted_20_Text"><text:span text:style-name="Source_20_Text">par(mfrow=c(2,2))</text:span></text:p>
      <text:p text:style-name="P1"><text:span text:style-name="Source_20_Text">plot(model2)</text:span></text:p>
      <text:list text:style-name="L4">
        <text:list-item>
          <text:p text:style-name="P5">Residuals vs Fitted</text:p>
        </text:list-item>
        <text:list-item>
          <text:p text:style-name="P5">Normal Q-Q</text:p>
        </text:list-item>
        <text:list-item>
          <text:p text:style-name="P5">Scale-Location</text:p>
        </text:list-item>
        <text:list-item>
          <text:p text:style-name="P5">Residuals vs Leverage</text:p>
        </text:list-item>
      </text:list>
      <text:p text:style-name="Horizontal_20_Line"/>
      <text:p text:style-name="Text_20_body"><text:span text:style-name="Strong_20_Emphasis">Slide 11: Hands-On Practice</text:span></text:p>
      <text:list text:style-name="L5">
        <text:list-item>
          <text:p text:style-name="P6"><text:soft-page-break/>Load the <text:span text:style-name="Source_20_Text">sample_students.csv</text:span> dataset.</text:p>
        </text:list-item>
        <text:list-item>
          <text:p text:style-name="P6">Plot histograms, boxplots, and scatterplots.</text:p>
        </text:list-item>
        <text:list-item>
          <text:p text:style-name="P6">Fit and visualize a simple regression.</text:p>
        </text:list-item>
        <text:list-item>
          <text:p text:style-name="P6">Fit and interpret a multiple regression.</text:p>
        </text:list-item>
      </text:list>
      <text:p text:style-name="Horizontal_20_Line"/>
      <text:p text:style-name="Text_20_body"><text:span text:style-name="Strong_20_Emphasis">Slide 12: Summary &amp; Q&amp;A</text:span><text:line-break/>Key Takeaways:</text:p>
      <text:list text:style-name="L6">
        <text:list-item>
          <text:p text:style-name="P7">Base R offers solid plotting capabilities.</text:p>
        </text:list-item>
        <text:list-item>
          <text:p text:style-name="P7">Regression models are interpretable and visualizable.</text:p>
        </text:list-item>
        <text:list-item>
          <text:p text:style-name="P7">Diagnostics are important for model validation.</text:p>
        </text:list-item>
      </text:list>
      <text:p text:style-name="Text_20_body">Questions? Let’s discuss!</text:p>
      <text:p text:style-name="Horizontal_20_Line"/>
      <text:p text:style-name="Text_20_body"><text:span text:style-name="Strong_20_Emphasis">End of Slides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4:38:46.304115989</meta:creation-date>
    <dc:date>2025-05-05T17:40:14.402663309</dc:date>
    <meta:editing-duration>PT2H49M58S</meta:editing-duration>
    <meta:editing-cycles>1</meta:editing-cycles>
    <meta:document-statistic meta:table-count="0" meta:image-count="0" meta:object-count="0" meta:page-count="3" meta:paragraph-count="63" meta:word-count="297" meta:character-count="2212" meta:non-whitespace-character-count="1919"/>
    <meta:generator>LibreOffice/24.2.7.2$Linux_X86_64 LibreOffice_project/420$Build-2</meta:generator>
  </office:meta>
</office:document-meta>
</file>